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61in"/>
    </style:style>
    <style:style style:name="co2" style:family="table-column">
      <style:table-column-properties fo:break-before="auto" style:column-width="0.5055in"/>
    </style:style>
    <style:style style:name="co3" style:family="table-column">
      <style:table-column-properties fo:break-before="auto" style:column-width="0.80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99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order-left="0.0008in solid #000000" fo:border-right="none" fo:border-top="0.0008in solid #000000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0.0008in solid #000000" fo:border-left="0.0008in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fo:border-left="none" fo:border-right="none" fo:border-top="0.0008in solid #000000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fo:border-bottom="0.0008in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0008in solid #000000" fo:border-top="0.0008in solid #000000"/>
    </style:style>
    <style:style style:name="ce16" style:family="table-cell" style:parent-style-name="Default">
      <style:table-cell-properties fo:border-bottom="none" fo:border-left="none" fo:border-right="0.0008in solid #000000" fo:border-top="none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none" fo:border-left="none" fo:border-right="0.0008in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3"/>
          <table:table-cell office:value-type="string">
            <text:p><text:s/></text:p>
          </table:table-cell>
          <table:table-cell table:style-name="ce2" office:value-type="string">
            <text:p>Récap :</text:p>
          </table:table-cell>
          <table:table-cell table:style-name="ce9"/>
          <table:table-cell table:style-name="ce12"/>
          <table:table-cell table:style-name="ce15"/>
          <table:table-cell/>
        </table:table-row>
        <table:table-row table:style-name="ro1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/>
          <table:table-cell table:style-name="ce3" office:value-type="string">
            <text:p>Qté</text:p>
          </table:table-cell>
          <table:table-cell table:style-name="ce10" office:value-type="string">
            <text:p>Val</text:p>
          </table:table-cell>
          <table:table-cell table:style-name="ce13" office:value-type="string">
            <text:p>Boitier</text:p>
          </table:table-cell>
          <table:table-cell table:style-name="ce16" office:value-type="string">
            <text:p>Approv</text:p>
          </table:table-cell>
          <table:table-cell/>
        </table:table-row>
        <table:table-row table:style-name="ro2">
          <table:table-cell office:value-type="string">
            <text:p>C2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/>
          <table:table-cell table:style-name="ce4" office:value-type="float" office:value="2">
            <text:p>2</text:p>
          </table:table-cell>
          <table:table-cell table:style-name="ce1" office:value-type="string">
            <text:p>12p</text:p>
          </table:table-cell>
          <table:table-cell office:value-type="string">
            <text:p>C0805</text:p>
          </table:table-cell>
          <table:table-cell table:style-name="ce17" office:value-type="string">
            <text:p>OK</text:p>
          </table:table-cell>
          <table:table-cell/>
        </table:table-row>
        <table:table-row table:style-name="ro2">
          <table:table-cell office:value-type="string">
            <text:p>C3</text:p>
          </table:table-cell>
          <table:table-cell office:value-type="string">
            <text:p>1n</text:p>
          </table:table-cell>
          <table:table-cell office:value-type="string">
            <text:p>C0805</text:p>
          </table:table-cell>
          <table:table-cell/>
          <table:table-cell table:style-name="ce4" office:value-type="float" office:value="2">
            <text:p>2</text:p>
          </table:table-cell>
          <table:table-cell table:style-name="ce1" office:value-type="string">
            <text:p>100p</text:p>
          </table:table-cell>
          <table:table-cell office:value-type="string">
            <text:p>C0805</text:p>
          </table:table-cell>
          <table:table-cell table:style-name="ce17" office:value-type="string">
            <text:p>OK</text:p>
          </table:table-cell>
          <table:table-cell/>
        </table:table-row>
        <table:table-row table:style-name="ro2">
          <table:table-cell office:value-type="string">
            <text:p>C4</text:p>
          </table:table-cell>
          <table:table-cell office:value-type="string">
            <text:p>1n</text:p>
          </table:table-cell>
          <table:table-cell office:value-type="string">
            <text:p>C0805</text:p>
          </table:table-cell>
          <table:table-cell/>
          <table:table-cell table:style-name="ce4" office:value-type="float" office:value="4">
            <text:p>4</text:p>
          </table:table-cell>
          <table:table-cell table:style-name="ce1" office:value-type="string">
            <text:p>300p</text:p>
          </table:table-cell>
          <table:table-cell office:value-type="string">
            <text:p>C0805</text:p>
          </table:table-cell>
          <table:table-cell table:style-name="ce17" office:value-type="string">
            <text:p>OK</text:p>
          </table:table-cell>
          <table:table-cell/>
        </table:table-row>
        <table:table-row table:style-name="ro2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/>
          <table:table-cell table:style-name="ce4" office:value-type="float" office:value="8">
            <text:p>8</text:p>
          </table:table-cell>
          <table:table-cell table:style-name="ce1" office:value-type="string">
            <text:p>560p</text:p>
          </table:table-cell>
          <table:table-cell office:value-type="string">
            <text:p>C0805</text:p>
          </table:table-cell>
          <table:table-cell table:style-name="ce17" office:value-type="string">
            <text:p>OK</text:p>
          </table:table-cell>
          <table:table-cell/>
        </table:table-row>
        <table:table-row table:style-name="ro2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/>
          <table:table-cell table:style-name="ce4" office:value-type="float" office:value="4">
            <text:p>4</text:p>
          </table:table-cell>
          <table:table-cell table:style-name="ce1" office:value-type="string">
            <text:p>1n</text:p>
          </table:table-cell>
          <table:table-cell office:value-type="string">
            <text:p>C0805</text:p>
          </table:table-cell>
          <table:table-cell table:style-name="ce18"/>
          <table:table-cell table:style-name="ce1"/>
        </table:table-row>
        <table:table-row table:style-name="ro2">
          <table:table-cell office:value-type="string">
            <text:p>C7</text:p>
          </table:table-cell>
          <table:table-cell office:value-type="string">
            <text:p>1n</text:p>
          </table:table-cell>
          <table:table-cell office:value-type="string">
            <text:p>C0805</text:p>
          </table:table-cell>
          <table:table-cell/>
          <table:table-cell table:style-name="ce4" office:value-type="float" office:value="4">
            <text:p>4</text:p>
          </table:table-cell>
          <table:table-cell table:style-name="ce1" office:value-type="string">
            <text:p>10n</text:p>
          </table:table-cell>
          <table:table-cell office:value-type="string">
            <text:p>C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8</text:p>
          </table:table-cell>
          <table:table-cell office:value-type="string">
            <text:p>1n</text:p>
          </table:table-cell>
          <table:table-cell office:value-type="string">
            <text:p>C0805</text:p>
          </table:table-cell>
          <table:table-cell/>
          <table:table-cell table:style-name="ce4" office:value-type="float" office:value="21">
            <text:p>21</text:p>
          </table:table-cell>
          <table:table-cell table:style-name="ce1" office:value-type="string">
            <text:p>100n</text:p>
          </table:table-cell>
          <table:table-cell office:value-type="string">
            <text:p>C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/>
          <table:table-cell table:style-name="ce4" office:value-type="float" office:value="2">
            <text:p>2</text:p>
          </table:table-cell>
          <table:table-cell table:style-name="ce1" office:value-type="string">
            <text:p>100n</text:p>
          </table:table-cell>
          <table:table-cell office:value-type="string">
            <text:p>C1206</text:p>
          </table:table-cell>
          <table:table-cell table:style-name="ce17"/>
          <table:table-cell/>
        </table:table-row>
        <table:table-row table:style-name="ro2">
          <table:table-cell office:value-type="string">
            <text:p>C10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/>
          <table:table-cell table:style-name="ce4" office:value-type="float" office:value="9">
            <text:p>9</text:p>
          </table:table-cell>
          <table:table-cell table:style-name="ce1" office:value-type="string">
            <text:p>470n</text:p>
          </table:table-cell>
          <table:table-cell office:value-type="string">
            <text:p>C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11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/>
          <table:table-cell table:style-name="ce4" office:value-type="float" office:value="3">
            <text:p>3</text:p>
          </table:table-cell>
          <table:table-cell table:style-name="ce1" office:value-type="string">
            <text:p>1u</text:p>
          </table:table-cell>
          <table:table-cell office:value-type="string">
            <text:p>C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12</text:p>
          </table:table-cell>
          <table:table-cell office:value-type="string">
            <text:p>10n</text:p>
          </table:table-cell>
          <table:table-cell office:value-type="string">
            <text:p>C0805</text:p>
          </table:table-cell>
          <table:table-cell/>
          <table:table-cell table:style-name="ce4" office:value-type="float" office:value="15">
            <text:p>15</text:p>
          </table:table-cell>
          <table:table-cell table:style-name="ce1" office:value-type="string">
            <text:p>1u</text:p>
          </table:table-cell>
          <table:table-cell office:value-type="string">
            <text:p>C1206</text:p>
          </table:table-cell>
          <table:table-cell table:style-name="ce17"/>
          <table:table-cell/>
        </table:table-row>
        <table:table-row table:style-name="ro2">
          <table:table-cell office:value-type="string">
            <text:p>C13</text:p>
          </table:table-cell>
          <table:table-cell office:value-type="string">
            <text:p>10n</text:p>
          </table:table-cell>
          <table:table-cell office:value-type="string">
            <text:p>C0805</text:p>
          </table:table-cell>
          <table:table-cell/>
          <table:table-cell table:style-name="ce4" office:value-type="float" office:value="1">
            <text:p>1</text:p>
          </table:table-cell>
          <table:table-cell table:style-name="ce1" office:value-type="string">
            <text:p>2.2u</text:p>
          </table:table-cell>
          <table:table-cell office:value-type="string">
            <text:p>C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14</text:p>
          </table:table-cell>
          <table:table-cell office:value-type="string">
            <text:p>10n</text:p>
          </table:table-cell>
          <table:table-cell office:value-type="string">
            <text:p>C0805</text:p>
          </table:table-cell>
          <table:table-cell/>
          <table:table-cell table:style-name="ce4" office:value-type="float" office:value="6">
            <text:p>6</text:p>
          </table:table-cell>
          <table:table-cell table:style-name="ce1" office:value-type="string">
            <text:p>10u</text:p>
          </table:table-cell>
          <table:table-cell office:value-type="string">
            <text:p>CPOL2917</text:p>
          </table:table-cell>
          <table:table-cell table:style-name="ce17"/>
          <table:table-cell/>
        </table:table-row>
        <table:table-row table:style-name="ro2">
          <table:table-cell office:value-type="string">
            <text:p>C15</text:p>
          </table:table-cell>
          <table:table-cell office:value-type="string">
            <text:p>10n</text:p>
          </table:table-cell>
          <table:table-cell office:value-type="string">
            <text:p>C0805</text:p>
          </table:table-cell>
          <table:table-cell/>
          <table:table-cell table:style-name="ce4" office:value-type="float" office:value="3">
            <text:p>3</text:p>
          </table:table-cell>
          <table:table-cell table:style-name="ce1" office:value-type="string">
            <text:p>4.7u</text:p>
          </table:table-cell>
          <table:table-cell office:value-type="string">
            <text:p>C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16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/>
          <table:table-cell table:style-name="ce4" office:value-type="float" office:value="1">
            <text:p>1</text:p>
          </table:table-cell>
          <table:table-cell table:style-name="ce1" office:value-type="string">
            <text:p>22u</text:p>
          </table:table-cell>
          <table:table-cell office:value-type="string">
            <text:p>B45181</text:p>
          </table:table-cell>
          <table:table-cell table:style-name="ce17"/>
          <table:table-cell/>
        </table:table-row>
        <table:table-row table:style-name="ro2">
          <table:table-cell office:value-type="string">
            <text:p>C17</text:p>
          </table:table-cell>
          <table:table-cell office:value-type="string">
            <text:p>470n</text:p>
          </table:table-cell>
          <table:table-cell office:value-type="string">
            <text:p>C0805</text:p>
          </table:table-cell>
          <table:table-cell/>
          <table:table-cell table:style-name="ce5" office:value-type="float" office:value="1">
            <text:p>1</text:p>
          </table:table-cell>
          <table:table-cell table:style-name="ce11" office:value-type="string">
            <text:p>100u</text:p>
          </table:table-cell>
          <table:table-cell table:style-name="ce14" office:value-type="string">
            <text:p>CPOL2917</text:p>
          </table:table-cell>
          <table:table-cell table:style-name="ce19"/>
          <table:table-cell/>
        </table:table-row>
        <table:table-row table:style-name="ro2">
          <table:table-cell office:value-type="string">
            <text:p>C18</text:p>
          </table:table-cell>
          <table:table-cell office:value-type="string">
            <text:p>470n</text:p>
          </table:table-cell>
          <table:table-cell office:value-type="string">
            <text:p>C0805</text:p>
          </table:table-cell>
          <table:table-cell table:number-columns-repeated="6"/>
        </table:table-row>
        <table:table-row table:style-name="ro2">
          <table:table-cell office:value-type="string">
            <text:p>C19</text:p>
          </table:table-cell>
          <table:table-cell office:value-type="string">
            <text:p>470n</text:p>
          </table:table-cell>
          <table:table-cell office:value-type="string">
            <text:p>C0805</text:p>
          </table:table-cell>
          <table:table-cell/>
          <table:table-cell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12" office:value-type="string">
            <text:p>R0805</text:p>
          </table:table-cell>
          <table:table-cell table:style-name="ce15"/>
          <table:table-cell/>
        </table:table-row>
        <table:table-row table:style-name="ro2">
          <table:table-cell office:value-type="string">
            <text:p>C20</text:p>
          </table:table-cell>
          <table:table-cell office:value-type="string">
            <text:p>470n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1">
            <text:p>1</text:p>
          </table:table-cell>
          <table:table-cell table:style-name="ce1" office:value-type="float" office:value="100">
            <text:p>100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21</text:p>
          </table:table-cell>
          <table:table-cell office:value-type="string">
            <text:p>470n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7">
            <text:p>7</text:p>
          </table:table-cell>
          <table:table-cell table:style-name="ce1" office:value-type="float" office:value="330">
            <text:p>330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22</text:p>
          </table:table-cell>
          <table:table-cell office:value-type="string">
            <text:p>470n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13">
            <text:p>13</text:p>
          </table:table-cell>
          <table:table-cell table:style-name="ce1" office:value-type="float" office:value="470">
            <text:p>470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23</text:p>
          </table:table-cell>
          <table:table-cell office:value-type="string">
            <text:p>470n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2">
            <text:p>2</text:p>
          </table:table-cell>
          <table:table-cell table:style-name="ce1" office:value-type="float" office:value="820">
            <text:p>820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24</text:p>
          </table:table-cell>
          <table:table-cell office:value-type="string">
            <text:p>470n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4">
            <text:p>4</text:p>
          </table:table-cell>
          <table:table-cell table:style-name="ce1" office:value-type="string">
            <text:p>1k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25</text:p>
          </table:table-cell>
          <table:table-cell office:value-type="string">
            <text:p>560p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1">
            <text:p>1</text:p>
          </table:table-cell>
          <table:table-cell table:style-name="ce1" office:value-type="string">
            <text:p>1.5k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26</text:p>
          </table:table-cell>
          <table:table-cell office:value-type="string">
            <text:p>560p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2">
            <text:p>2</text:p>
          </table:table-cell>
          <table:table-cell table:style-name="ce1" office:value-type="string">
            <text:p>1.8k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27</text:p>
          </table:table-cell>
          <table:table-cell office:value-type="string">
            <text:p>560p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1">
            <text:p>1</text:p>
          </table:table-cell>
          <table:table-cell table:style-name="ce1" office:value-type="string">
            <text:p>4.7k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28</text:p>
          </table:table-cell>
          <table:table-cell office:value-type="string">
            <text:p>560p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4">
            <text:p>4</text:p>
          </table:table-cell>
          <table:table-cell table:style-name="ce1" office:value-type="string">
            <text:p>5.6k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29</text:p>
          </table:table-cell>
          <table:table-cell office:value-type="string">
            <text:p>560p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2">
            <text:p>2</text:p>
          </table:table-cell>
          <table:table-cell table:style-name="ce1" office:value-type="string">
            <text:p>8.2k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30</text:p>
          </table:table-cell>
          <table:table-cell office:value-type="string">
            <text:p>560p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10">
            <text:p>10</text:p>
          </table:table-cell>
          <table:table-cell table:style-name="ce1" office:value-type="string">
            <text:p>10k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31</text:p>
          </table:table-cell>
          <table:table-cell office:value-type="string">
            <text:p>560p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3">
            <text:p>3</text:p>
          </table:table-cell>
          <table:table-cell table:style-name="ce1" office:value-type="string">
            <text:p>22k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32</text:p>
          </table:table-cell>
          <table:table-cell office:value-type="string">
            <text:p>560p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11">
            <text:p>11</text:p>
          </table:table-cell>
          <table:table-cell table:style-name="ce1" office:value-type="string">
            <text:p>27k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33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3">
            <text:p>3</text:p>
          </table:table-cell>
          <table:table-cell table:style-name="ce1" office:value-type="string">
            <text:p>33k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34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2">
            <text:p>2</text:p>
          </table:table-cell>
          <table:table-cell table:style-name="ce1" office:value-type="string">
            <text:p>47k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35</text:p>
          </table:table-cell>
          <table:table-cell office:value-type="string">
            <text:p>1p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1">
            <text:p>1</text:p>
          </table:table-cell>
          <table:table-cell table:style-name="ce1" office:value-type="string">
            <text:p>51k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36</text:p>
          </table:table-cell>
          <table:table-cell office:value-type="string">
            <text:p>4.7u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2">
            <text:p>2</text:p>
          </table:table-cell>
          <table:table-cell table:style-name="ce1" office:value-type="string">
            <text:p>68k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37</text:p>
          </table:table-cell>
          <table:table-cell office:value-type="string">
            <text:p>4.7u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4">
            <text:p>4</text:p>
          </table:table-cell>
          <table:table-cell table:style-name="ce1" office:value-type="string">
            <text:p>91k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38</text:p>
          </table:table-cell>
          <table:table-cell office:value-type="string">
            <text:p>4.7u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10">
            <text:p>10</text:p>
          </table:table-cell>
          <table:table-cell table:style-name="ce1" office:value-type="string">
            <text:p>100k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39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3">
            <text:p>3</text:p>
          </table:table-cell>
          <table:table-cell table:style-name="ce1" office:value-type="string">
            <text:p>220k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40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2">
            <text:p>2</text:p>
          </table:table-cell>
          <table:table-cell table:style-name="ce1" office:value-type="string">
            <text:p>330k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41</text:p>
          </table:table-cell>
          <table:table-cell office:value-type="string">
            <text:p>470n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2">
            <text:p>2</text:p>
          </table:table-cell>
          <table:table-cell table:style-name="ce1" office:value-type="string">
            <text:p>470k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42</text:p>
          </table:table-cell>
          <table:table-cell office:value-type="string">
            <text:p>1u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1">
            <text:p>1</text:p>
          </table:table-cell>
          <table:table-cell table:style-name="ce1" office:value-type="string">
            <text:p>1M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43</text:p>
          </table:table-cell>
          <table:table-cell office:value-type="string">
            <text:p>300p</text:p>
          </table:table-cell>
          <table:table-cell office:value-type="string">
            <text:p>C0805</text:p>
          </table:table-cell>
          <table:table-cell/>
          <table:table-cell table:style-name="ce7" office:value-type="float" office:value="2">
            <text:p>2</text:p>
          </table:table-cell>
          <table:table-cell table:style-name="ce1" office:value-type="string">
            <text:p>1.5M</text:p>
          </table:table-cell>
          <table:table-cell office:value-type="string">
            <text:p>R0805</text:p>
          </table:table-cell>
          <table:table-cell table:style-name="ce17"/>
          <table:table-cell/>
        </table:table-row>
        <table:table-row table:style-name="ro2">
          <table:table-cell office:value-type="string">
            <text:p>C44</text:p>
          </table:table-cell>
          <table:table-cell office:value-type="string">
            <text:p>1u</text:p>
          </table:table-cell>
          <table:table-cell office:value-type="string">
            <text:p>C0805</text:p>
          </table:table-cell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100kB</text:p>
          </table:table-cell>
          <table:table-cell table:style-name="ce14" office:value-type="string">
            <text:p>POT</text:p>
          </table:table-cell>
          <table:table-cell table:style-name="ce19"/>
          <table:table-cell/>
        </table:table-row>
        <table:table-row table:style-name="ro2">
          <table:table-cell office:value-type="string">
            <text:p>C45</text:p>
          </table:table-cell>
          <table:table-cell office:value-type="string">
            <text:p>300p</text:p>
          </table:table-cell>
          <table:table-cell office:value-type="string">
            <text:p>C0805</text:p>
          </table:table-cell>
          <table:table-cell table:number-columns-repeated="6"/>
        </table:table-row>
        <table:table-row table:style-name="ro2">
          <table:table-cell office:value-type="string">
            <text:p>C46</text:p>
          </table:table-cell>
          <table:table-cell office:value-type="string">
            <text:p>100p</text:p>
          </table:table-cell>
          <table:table-cell office:value-type="string">
            <text:p>C0805</text:p>
          </table:table-cell>
          <table:table-cell table:number-columns-repeated="6"/>
        </table:table-row>
        <table:table-row table:style-name="ro2">
          <table:table-cell office:value-type="string">
            <text:p>C49</text:p>
          </table:table-cell>
          <table:table-cell office:value-type="string">
            <text:p>300p</text:p>
          </table:table-cell>
          <table:table-cell office:value-type="string">
            <text:p>C0805</text:p>
          </table:table-cell>
          <table:table-cell table:number-columns-repeated="6"/>
        </table:table-row>
        <table:table-row table:style-name="ro2">
          <table:table-cell office:value-type="string">
            <text:p>C50</text:p>
          </table:table-cell>
          <table:table-cell office:value-type="string">
            <text:p>22u</text:p>
          </table:table-cell>
          <table:table-cell office:value-type="string">
            <text:p>B45181</text:p>
          </table:table-cell>
          <table:table-cell table:number-columns-repeated="6"/>
        </table:table-row>
        <table:table-row table:style-name="ro2">
          <table:table-cell office:value-type="string">
            <text:p>C51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table:number-columns-repeated="6"/>
        </table:table-row>
        <table:table-row table:style-name="ro2">
          <table:table-cell office:value-type="string">
            <text:p>C52</text:p>
          </table:table-cell>
          <table:table-cell office:value-type="string">
            <text:p>300p</text:p>
          </table:table-cell>
          <table:table-cell office:value-type="string">
            <text:p>C0805</text:p>
          </table:table-cell>
          <table:table-cell table:number-columns-repeated="6"/>
        </table:table-row>
        <table:table-row table:style-name="ro2">
          <table:table-cell office:value-type="string">
            <text:p>C53</text:p>
          </table:table-cell>
          <table:table-cell office:value-type="string">
            <text:p>10u</text:p>
          </table:table-cell>
          <table:table-cell office:value-type="string">
            <text:p>CPOL2917</text:p>
          </table:table-cell>
          <table:table-cell table:number-columns-repeated="6"/>
        </table:table-row>
        <table:table-row table:style-name="ro2">
          <table:table-cell office:value-type="string">
            <text:p>C54</text:p>
          </table:table-cell>
          <table:table-cell office:value-type="string">
            <text:p>10u</text:p>
          </table:table-cell>
          <table:table-cell office:value-type="string">
            <text:p>CPOL2917</text:p>
          </table:table-cell>
          <table:table-cell table:number-columns-repeated="6"/>
        </table:table-row>
        <table:table-row table:style-name="ro2">
          <table:table-cell office:value-type="string">
            <text:p>C55</text:p>
          </table:table-cell>
          <table:table-cell office:value-type="string">
            <text:p>0.1uF</text:p>
          </table:table-cell>
          <table:table-cell office:value-type="string">
            <text:p>C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C56</text:p>
          </table:table-cell>
          <table:table-cell office:value-type="string">
            <text:p>12pF</text:p>
          </table:table-cell>
          <table:table-cell office:value-type="string">
            <text:p>C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C57</text:p>
          </table:table-cell>
          <table:table-cell office:value-type="string">
            <text:p>12pF</text:p>
          </table:table-cell>
          <table:table-cell office:value-type="string">
            <text:p>C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C58</text:p>
          </table:table-cell>
          <table:table-cell office:value-type="string">
            <text:p>10u</text:p>
          </table:table-cell>
          <table:table-cell office:value-type="string">
            <text:p>CPOL2917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C59</text:p>
          </table:table-cell>
          <table:table-cell office:value-type="string">
            <text:p>10u</text:p>
          </table:table-cell>
          <table:table-cell office:value-type="string">
            <text:p>CPOL2917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C60</text:p>
          </table:table-cell>
          <table:table-cell office:value-type="string">
            <text:p>2.2uF</text:p>
          </table:table-cell>
          <table:table-cell office:value-type="string">
            <text:p>C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C61</text:p>
          </table:table-cell>
          <table:table-cell office:value-type="string">
            <text:p>100n</text:p>
          </table:table-cell>
          <table:table-cell office:value-type="string">
            <text:p>C1206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C62</text:p>
          </table:table-cell>
          <table:table-cell office:value-type="string">
            <text:p>10u</text:p>
          </table:table-cell>
          <table:table-cell office:value-type="string">
            <text:p>CPOL2917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C63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table:number-columns-repeated="6"/>
        </table:table-row>
        <table:table-row table:style-name="ro2">
          <table:table-cell office:value-type="string">
            <text:p>C64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table:number-columns-repeated="6"/>
        </table:table-row>
        <table:table-row table:style-name="ro2">
          <table:table-cell office:value-type="string">
            <text:p>C65</text:p>
          </table:table-cell>
          <table:table-cell office:value-type="string">
            <text:p>100uF</text:p>
          </table:table-cell>
          <table:table-cell office:value-type="string">
            <text:p>CPOL2917</text:p>
          </table:table-cell>
          <table:table-cell table:number-columns-repeated="6"/>
        </table:table-row>
        <table:table-row table:style-name="ro2">
          <table:table-cell office:value-type="string">
            <text:p>C66</text:p>
          </table:table-cell>
          <table:table-cell office:value-type="string">
            <text:p>0.1uF</text:p>
          </table:table-cell>
          <table:table-cell office:value-type="string">
            <text:p>C0805</text:p>
          </table:table-cell>
          <table:table-cell table:number-columns-repeated="6"/>
        </table:table-row>
        <table:table-row table:style-name="ro2">
          <table:table-cell office:value-type="string">
            <text:p>C67</text:p>
          </table:table-cell>
          <table:table-cell office:value-type="string">
            <text:p>0.1uF</text:p>
          </table:table-cell>
          <table:table-cell office:value-type="string">
            <text:p>C0805</text:p>
          </table:table-cell>
          <table:table-cell table:number-columns-repeated="6"/>
        </table:table-row>
        <table:table-row table:style-name="ro2">
          <table:table-cell office:value-type="string">
            <text:p>C68</text:p>
          </table:table-cell>
          <table:table-cell office:value-type="string">
            <text:p>0.1uF</text:p>
          </table:table-cell>
          <table:table-cell office:value-type="string">
            <text:p>C0805</text:p>
          </table:table-cell>
          <table:table-cell table:number-columns-repeated="6"/>
        </table:table-row>
        <table:table-row table:style-name="ro2">
          <table:table-cell office:value-type="string">
            <text:p>C69</text:p>
          </table:table-cell>
          <table:table-cell office:value-type="string">
            <text:p>0.1uF</text:p>
          </table:table-cell>
          <table:table-cell office:value-type="string">
            <text:p>C0805</text:p>
          </table:table-cell>
          <table:table-cell table:number-columns-repeated="6"/>
        </table:table-row>
        <table:table-row table:style-name="ro2">
          <table:table-cell office:value-type="string">
            <text:p>C70</text:p>
          </table:table-cell>
          <table:table-cell office:value-type="string">
            <text:p>0.1uF</text:p>
          </table:table-cell>
          <table:table-cell office:value-type="string">
            <text:p>C0805</text:p>
          </table:table-cell>
          <table:table-cell table:number-columns-repeated="6"/>
        </table:table-row>
        <table:table-row table:style-name="ro2">
          <table:table-cell office:value-type="string">
            <text:p>C71</text:p>
          </table:table-cell>
          <table:table-cell office:value-type="string">
            <text:p>1.0uF</text:p>
          </table:table-cell>
          <table:table-cell office:value-type="string">
            <text:p>C0805</text:p>
          </table:table-cell>
          <table:table-cell table:number-columns-repeated="6"/>
        </table:table-row>
        <table:table-row table:style-name="ro2">
          <table:table-cell office:value-type="string">
            <text:p>C72</text:p>
          </table:table-cell>
          <table:table-cell office:value-type="string">
            <text:p>100n</text:p>
          </table:table-cell>
          <table:table-cell office:value-type="string">
            <text:p>C1206</text:p>
          </table:table-cell>
          <table:table-cell table:number-columns-repeated="6"/>
        </table:table-row>
        <table:table-row table:style-name="ro2">
          <table:table-cell office:value-type="string">
            <text:p>C73</text:p>
          </table:table-cell>
          <table:table-cell office:value-type="string">
            <text:p>10u</text:p>
          </table:table-cell>
          <table:table-cell office:value-type="string">
            <text:p>CPOL2917</text:p>
          </table:table-cell>
          <table:table-cell table:number-columns-repeated="6"/>
        </table:table-row>
        <table:table-row table:style-name="ro2">
          <table:table-cell office:value-type="string">
            <text:p>C74</text:p>
          </table:table-cell>
          <table:table-cell office:value-type="string">
            <text:p>1u</text:p>
          </table:table-cell>
          <table:table-cell office:value-type="string">
            <text:p>C1206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C75</text:p>
          </table:table-cell>
          <table:table-cell office:value-type="string">
            <text:p>1u</text:p>
          </table:table-cell>
          <table:table-cell office:value-type="string">
            <text:p>C1206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C76</text:p>
          </table:table-cell>
          <table:table-cell office:value-type="string">
            <text:p>1u</text:p>
          </table:table-cell>
          <table:table-cell office:value-type="string">
            <text:p>C1206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C77</text:p>
          </table:table-cell>
          <table:table-cell office:value-type="string">
            <text:p>1u</text:p>
          </table:table-cell>
          <table:table-cell office:value-type="string">
            <text:p>C1206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C78</text:p>
          </table:table-cell>
          <table:table-cell office:value-type="string">
            <text:p>1u</text:p>
          </table:table-cell>
          <table:table-cell office:value-type="string">
            <text:p>C1206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C79</text:p>
          </table:table-cell>
          <table:table-cell office:value-type="string">
            <text:p>1u</text:p>
          </table:table-cell>
          <table:table-cell office:value-type="string">
            <text:p>C1206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C80</text:p>
          </table:table-cell>
          <table:table-cell office:value-type="string">
            <text:p>1u</text:p>
          </table:table-cell>
          <table:table-cell office:value-type="string">
            <text:p>C1206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C81</text:p>
          </table:table-cell>
          <table:table-cell office:value-type="string">
            <text:p>1u</text:p>
          </table:table-cell>
          <table:table-cell office:value-type="string">
            <text:p>C1206</text:p>
          </table:table-cell>
          <table:table-cell table:number-columns-repeated="6"/>
        </table:table-row>
        <table:table-row table:style-name="ro2">
          <table:table-cell office:value-type="string">
            <text:p>C82</text:p>
          </table:table-cell>
          <table:table-cell office:value-type="string">
            <text:p>1u</text:p>
          </table:table-cell>
          <table:table-cell office:value-type="string">
            <text:p>C1206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C83</text:p>
          </table:table-cell>
          <table:table-cell office:value-type="string">
            <text:p>1u</text:p>
          </table:table-cell>
          <table:table-cell office:value-type="string">
            <text:p>C1206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C84</text:p>
          </table:table-cell>
          <table:table-cell office:value-type="string">
            <text:p>1u</text:p>
          </table:table-cell>
          <table:table-cell office:value-type="string">
            <text:p>C1206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C85</text:p>
          </table:table-cell>
          <table:table-cell office:value-type="string">
            <text:p>1u</text:p>
          </table:table-cell>
          <table:table-cell office:value-type="string">
            <text:p>C1206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C86</text:p>
          </table:table-cell>
          <table:table-cell office:value-type="string">
            <text:p>1u</text:p>
          </table:table-cell>
          <table:table-cell office:value-type="string">
            <text:p>C1206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C87</text:p>
          </table:table-cell>
          <table:table-cell office:value-type="string">
            <text:p>1u</text:p>
          </table:table-cell>
          <table:table-cell office:value-type="string">
            <text:p>C1206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C88</text:p>
          </table:table-cell>
          <table:table-cell office:value-type="string">
            <text:p>1u</text:p>
          </table:table-cell>
          <table:table-cell office:value-type="string">
            <text:p>C1206</text:p>
          </table:table-cell>
          <table:table-cell table:number-columns-repeated="6"/>
        </table:table-row>
        <table:table-row table:style-name="ro2">
          <table:table-cell office:value-type="string">
            <text:p>R1</text:p>
          </table:table-cell>
          <table:table-cell office:value-type="string">
            <text:p>330k</text:p>
          </table:table-cell>
          <table:table-cell office:value-type="string">
            <text:p>R0805</text:p>
          </table:table-cell>
          <table:table-cell table:number-columns-repeated="5"/>
          <table:table-cell table:style-name="ce1"/>
        </table:table-row>
        <table:table-row table:style-name="ro2">
          <table:table-cell office:value-type="string">
            <text:p>R2</text:p>
          </table:table-cell>
          <table:table-cell office:value-type="string">
            <text:p>68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3</text:p>
          </table:table-cell>
          <table:table-cell office:value-type="string">
            <text:p>330k</text:p>
          </table:table-cell>
          <table:table-cell office:value-type="string">
            <text:p>R0805</text:p>
          </table:table-cell>
          <table:table-cell table:number-columns-repeated="5"/>
          <table:table-cell table:style-name="ce1"/>
        </table:table-row>
        <table:table-row table:style-name="ro2">
          <table:table-cell office:value-type="string">
            <text:p>R4</text:p>
          </table:table-cell>
          <table:table-cell office:value-type="string">
            <text:p>68k</text:p>
          </table:table-cell>
          <table:table-cell office:value-type="string">
            <text:p>R0805</text:p>
          </table:table-cell>
          <table:table-cell table:number-columns-repeated="5"/>
          <table:table-cell table:style-name="ce1"/>
        </table:table-row>
        <table:table-row table:style-name="ro2">
          <table:table-cell office:value-type="string">
            <text:p>R5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7</text:p>
          </table:table-cell>
          <table:table-cell office:value-type="string">
            <text:p>33k</text:p>
          </table:table-cell>
          <table:table-cell office:value-type="string">
            <text:p>R0805</text:p>
          </table:table-cell>
          <table:table-cell table:number-columns-repeated="5"/>
          <table:table-cell table:style-name="ce1"/>
        </table:table-row>
        <table:table-row table:style-name="ro2">
          <table:table-cell office:value-type="string">
            <text:p>R8</text:p>
          </table:table-cell>
          <table:table-cell office:value-type="string">
            <text:p>33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9</text:p>
          </table:table-cell>
          <table:table-cell office:value-type="float" office:value="820">
            <text:p>820</text:p>
          </table:table-cell>
          <table:table-cell office:value-type="string">
            <text:p>R0805</text:p>
          </table:table-cell>
          <table:table-cell table:number-columns-repeated="5"/>
          <table:table-cell table:style-name="ce1"/>
        </table:table-row>
        <table:table-row table:style-name="ro2">
          <table:table-cell office:value-type="string">
            <text:p>R10</text:p>
          </table:table-cell>
          <table:table-cell office:value-type="float" office:value="820">
            <text:p>820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11</text:p>
          </table:table-cell>
          <table:table-cell office:value-type="string">
            <text:p>24k</text:p>
          </table:table-cell>
          <table:table-cell office:value-type="string">
            <text:p>R0805</text:p>
          </table:table-cell>
          <table:table-cell table:number-columns-repeated="5"/>
          <table:table-cell table:style-name="ce1"/>
        </table:table-row>
        <table:table-row table:style-name="ro2">
          <table:table-cell office:value-type="string">
            <text:p>R12</text:p>
          </table:table-cell>
          <table:table-cell office:value-type="string">
            <text:p>24k</text:p>
          </table:table-cell>
          <table:table-cell office:value-type="string">
            <text:p>R0805</text:p>
          </table:table-cell>
          <table:table-cell table:number-columns-repeated="5"/>
          <table:table-cell table:style-name="ce1"/>
        </table:table-row>
        <table:table-row table:style-name="ro2">
          <table:table-cell office:value-type="string">
            <text:p>R13</text:p>
          </table:table-cell>
          <table:table-cell office:value-type="string">
            <text:p>470k</text:p>
          </table:table-cell>
          <table:table-cell office:value-type="string">
            <text:p>R0805</text:p>
          </table:table-cell>
          <table:table-cell table:number-columns-repeated="5"/>
          <table:table-cell table:style-name="ce1"/>
        </table:table-row>
        <table:table-row table:style-name="ro2">
          <table:table-cell office:value-type="string">
            <text:p>R14</text:p>
          </table:table-cell>
          <table:table-cell office:value-type="string">
            <text:p>5.6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15</text:p>
          </table:table-cell>
          <table:table-cell office:value-type="string">
            <text:p>5.6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16</text:p>
          </table:table-cell>
          <table:table-cell office:value-type="string">
            <text:p>5.6k</text:p>
          </table:table-cell>
          <table:table-cell office:value-type="string">
            <text:p>R0805</text:p>
          </table:table-cell>
          <table:table-cell table:number-columns-repeated="5"/>
          <table:table-cell table:style-name="ce1"/>
        </table:table-row>
        <table:table-row table:style-name="ro2">
          <table:table-cell office:value-type="string">
            <text:p>R17</text:p>
          </table:table-cell>
          <table:table-cell office:value-type="string">
            <text:p>5.6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18</text:p>
          </table:table-cell>
          <table:table-cell office:value-type="string">
            <text:p>1.8k</text:p>
          </table:table-cell>
          <table:table-cell office:value-type="string">
            <text:p>R0805</text:p>
          </table:table-cell>
          <table:table-cell table:number-columns-repeated="5"/>
          <table:table-cell table:style-name="ce1"/>
        </table:table-row>
        <table:table-row table:style-name="ro2">
          <table:table-cell office:value-type="string">
            <text:p>R19</text:p>
          </table:table-cell>
          <table:table-cell office:value-type="string">
            <text:p>1.8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20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table:number-columns-repeated="5"/>
          <table:table-cell table:style-name="ce1"/>
        </table:table-row>
        <table:table-row table:style-name="ro2">
          <table:table-cell office:value-type="string">
            <text:p>R21</text:p>
          </table:table-cell>
          <table:table-cell office:value-type="string">
            <text:p>1M</text:p>
          </table:table-cell>
          <table:table-cell office:value-type="string">
            <text:p>R0805</text:p>
          </table:table-cell>
          <table:table-cell table:number-columns-repeated="5"/>
          <table:table-cell table:style-name="ce1"/>
        </table:table-row>
        <table:table-row table:style-name="ro2">
          <table:table-cell office:value-type="string">
            <text:p>R22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table:number-columns-repeated="5"/>
          <table:table-cell table:style-name="ce1"/>
        </table:table-row>
        <table:table-row table:style-name="ro2">
          <table:table-cell office:value-type="string">
            <text:p>R23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24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25</text:p>
          </table:table-cell>
          <table:table-cell office:value-type="string">
            <text:p>1.5M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26</text:p>
          </table:table-cell>
          <table:table-cell office:value-type="string">
            <text:p>1.5M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27</text:p>
          </table:table-cell>
          <table:table-cell office:value-type="string">
            <text:p>470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28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29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30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31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32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33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34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35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36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37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38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39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40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41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42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43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44</text:p>
          </table:table-cell>
          <table:table-cell office:value-type="string">
            <text:p>8.2k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45</text:p>
          </table:table-cell>
          <table:table-cell office:value-type="string">
            <text:p>8.2k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46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47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48</text:p>
          </table:table-cell>
          <table:table-cell office:value-type="string">
            <text:p>33K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49</text:p>
          </table:table-cell>
          <table:table-cell office:value-type="string">
            <text:p>100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50</text:p>
          </table:table-cell>
          <table:table-cell office:value-type="string">
            <text:p>1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51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52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53</text:p>
          </table:table-cell>
          <table:table-cell office:value-type="string">
            <text:p>100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54</text:p>
          </table:table-cell>
          <table:table-cell office:value-type="string">
            <text:p>1.5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55</text:p>
          </table:table-cell>
          <table:table-cell office:value-type="string">
            <text:p>51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56</text:p>
          </table:table-cell>
          <table:table-cell office:value-type="string">
            <text:p>1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57</text:p>
          </table:table-cell>
          <table:table-cell office:value-type="string">
            <text:p>4.7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58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59</text:p>
          </table:table-cell>
          <table:table-cell office:value-type="string">
            <text:p>91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60</text:p>
          </table:table-cell>
          <table:table-cell office:value-type="string">
            <text:p>47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61</text:p>
          </table:table-cell>
          <table:table-cell office:value-type="string">
            <text:p>22k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62</text:p>
          </table:table-cell>
          <table:table-cell office:value-type="string">
            <text:p>100k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63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64</text:p>
          </table:table-cell>
          <table:table-cell office:value-type="string">
            <text:p>91k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65</text:p>
          </table:table-cell>
          <table:table-cell office:value-type="string">
            <text:p>220k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66</text:p>
          </table:table-cell>
          <table:table-cell office:value-type="string">
            <text:p>100k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67</text:p>
          </table:table-cell>
          <table:table-cell office:value-type="string">
            <text:p>100k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68</text:p>
          </table:table-cell>
          <table:table-cell office:value-type="string">
            <text:p>100k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69</text:p>
          </table:table-cell>
          <table:table-cell office:value-type="string">
            <text:p>47k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70</text:p>
          </table:table-cell>
          <table:table-cell office:value-type="string">
            <text:p>91k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>
            <text:p>R71</text:p>
          </table:table-cell>
          <table:table-cell office:value-type="string">
            <text:p>220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72</text:p>
          </table:table-cell>
          <table:table-cell office:value-type="string">
            <text:p>s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73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74</text:p>
          </table:table-cell>
          <table:table-cell office:value-type="string">
            <text:p>100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75</text:p>
          </table:table-cell>
          <table:table-cell office:value-type="string">
            <text:p>100kB</text:p>
          </table:table-cell>
          <table:table-cell office:value-type="string">
            <text:p>POT</text:p>
          </table:table-cell>
          <table:table-cell table:number-columns-repeated="6"/>
        </table:table-row>
        <table:table-row table:style-name="ro2">
          <table:table-cell office:value-type="string">
            <text:p>R76</text:p>
          </table:table-cell>
          <table:table-cell office:value-type="string">
            <text:p>91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77</text:p>
          </table:table-cell>
          <table:table-cell office:value-type="string">
            <text:p>220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78</text:p>
          </table:table-cell>
          <table:table-cell office:value-type="string">
            <text:p>100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79</text:p>
          </table:table-cell>
          <table:table-cell office:value-type="string">
            <text:p>100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80</text:p>
          </table:table-cell>
          <table:table-cell office:value-type="float" office:value="100">
            <text:p>100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81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82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83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84</text:p>
          </table:table-cell>
          <table:table-cell office:value-type="string">
            <text:p>1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85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86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87</text:p>
          </table:table-cell>
          <table:table-cell office:value-type="float" office:value="1">
            <text:p>1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88</text:p>
          </table:table-cell>
          <table:table-cell office:value-type="string">
            <text:p>1k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89</text:p>
          </table:table-cell>
          <table:table-cell office:value-type="float" office:value="330">
            <text:p>330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90</text:p>
          </table:table-cell>
          <table:table-cell office:value-type="float" office:value="330">
            <text:p>330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91</text:p>
          </table:table-cell>
          <table:table-cell office:value-type="float" office:value="330">
            <text:p>330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92</text:p>
          </table:table-cell>
          <table:table-cell office:value-type="float" office:value="330">
            <text:p>330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93</text:p>
          </table:table-cell>
          <table:table-cell office:value-type="float" office:value="330">
            <text:p>330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94</text:p>
          </table:table-cell>
          <table:table-cell office:value-type="float" office:value="330">
            <text:p>330</text:p>
          </table:table-cell>
          <table:table-cell office:value-type="string">
            <text:p>R0805</text:p>
          </table:table-cell>
          <table:table-cell table:number-columns-repeated="6"/>
        </table:table-row>
        <table:table-row table:style-name="ro2">
          <table:table-cell office:value-type="string">
            <text:p>R95</text:p>
          </table:table-cell>
          <table:table-cell office:value-type="float" office:value="330">
            <text:p>330</text:p>
          </table:table-cell>
          <table:table-cell office:value-type="string">
            <text:p>R0805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 table:number-rows-repeated="1048393">
          <table:table-cell table:number-columns-repeated="9"/>
        </table:table-row>
        <table:table-row table:style-name="ro2">
          <table:table-cell table:number-columns-repeated="9"/>
        </table:table-row>
      </table:table>
      <table:database-ranges>
        <table:database-range table:target-range-address="Sheet1.E87:Sheet1.G18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6">10/26/2020</text:date>, <text:time>01:4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6T01:43:59</dc:date>
    <meta:generator>OpenOffice/4.1.6$Unix OpenOffice.org_project/416m1$Build-9790</meta:generator>
    <dc:creator>Syd Reynal</dc:creator>
    <meta:editing-duration>PT39M7S</meta:editing-duration>
    <meta:editing-cycles>11</meta:editing-cycles>
    <meta:document-statistic meta:table-count="1" meta:cell-count="679" meta:object-count="0"/>
  </office:meta>
</office:document-meta>
</file>